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32">
      <style:graphic-properties fo:wrap-option="wrap" fo:padding-top="0.30334in" fo:padding-bottom="0.30334in" fo:padding-left="0.30334in" fo:padding-right="0.30334in" draw:textarea-vertical-align="middle" draw:textarea-horizontal-align="center" draw:fill="solid" draw:fill-color="#70ad47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3">
      <style:graphic-properties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30334in" fo:padding-bottom="0.30334in" fo:padding-left="0.30334in" fo:padding-right="0.30334in" draw:textarea-vertical-align="middle" draw:textarea-horizontal-align="center" draw:fill="solid" draw:fill-color="#5b9bd5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solid" draw:fill-color="#5b9bd5" draw:opacity="100%" draw:stroke="none"/>
    </style:style>
    <style:style style:family="graphic" style:name="a412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4dc58d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draw:fill="solid" draw:fill-color="#4cc27b" draw:opacity="100%" draw:stroke="non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4ac06e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8">
      <style:graphic-properties draw:fill="solid" draw:fill-color="#48bd58" draw:opacity="100%" draw:stroke="non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57b4d1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3">
      <style:graphic-properties draw:fill="solid" draw:fill-color="#57b7d1" draw:opacity="100%" draw:stroke="non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54cccd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48bb4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solid" draw:fill-color="#53ccc5" draw:opacity="100%" draw:stroke="none"/>
    </style:style>
    <style:style style:family="graphic" style:name="a423">
      <style:graphic-properties draw:fill="solid" draw:fill-color="#55b646" draw:opacity="100%" draw:stroke="non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51c9ad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.19676in" fo:padding-bottom="0.19676in" fo:padding-left="0.19676in" fo:padding-right="0.19676in" draw:textarea-vertical-align="middle" draw:textarea-horizontal-align="center" draw:fill="solid" draw:fill-color="#59b546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draw:fill="solid" draw:fill-color="#4fc7a0" draw:opacity="100%" draw:stroke="none"/>
    </style:style>
    <style:style style:family="graphic" style:name="a428">
      <style:graphic-properties draw:fill="solid" draw:fill-color="#70ad47" draw:opacity="100%" draw:stroke="non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0.48611in" fo:margin-left="0in" fo:margin-right="0in" fo:text-indent="0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80" draw:master-page-name="Master1-Layout2-obj-Titre-et-contenu" presentation:presentation-page-layout-name="Master1-PPL2" draw:id="Slide-256">
        <draw:custom-shape svg:x="0in" svg:y="0in" svg:width="13.33333in" svg:height="7.5in" draw:id="id63" draw:style-name="a383" draw:name="Rectangle 25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20" draw:id="id81" draw:style-name="a433">
          <svg:title/>
          <svg:desc/>
          <draw:custom-shape svg:x="0.09799in" svg:y="1.51735in" svg:width="1.87218in" svg:height="1.87218in" draw:id="id64" draw:style-name="a387">
            <svg:title/>
            <svg:desc/>
            <text:p text:style-name="a386" text:class-names="" text:cond-style-name=""><text:span text:style-name="a384" text:class-names="">Spam.csv</text:span><text:span text:style-name="a385" text:class-names=""/></text:p>
            <draw:enhanced-geometry xmlns:dr3d="urn:oasis:names:tc:opendocument:xmlns:dr3d:1.0" draw:type="non-primitive" svg:viewBox="0 0 1711917 1711917" draw:enhanced-path="M 0 855959 C 0 383226 383226 0 855959 0 1328692 0 1711918 383226 1711918 855959 1711918 1328692 1328692 1711918 855959 1711918 383226 1711918 0 1328692 0 85595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1917"/>
              <draw:equation draw:name="f7" draw:formula="?f4 / 1711917"/>
              <draw:equation draw:name="f8" draw:formula="0 * ?f5 / 1711917"/>
              <draw:equation draw:name="f9" draw:formula="855959 * ?f4 / 1711917"/>
              <draw:equation draw:name="f10" draw:formula="855959 * ?f5 / 1711917"/>
              <draw:equation draw:name="f11" draw:formula="0 * ?f4 / 1711917"/>
              <draw:equation draw:name="f12" draw:formula="1711918 * ?f5 / 1711917"/>
              <draw:equation draw:name="f13" draw:formula="1711918 * ?f4 / 171191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65526in" svg:height="0.5125in" draw:id="id65" draw:style-name="a388" draw:transform="translate(-0.32763in -0.25625in) rotate(-3.14159) translate(1.03407in 3.88752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0.4097in" svg:y="4.3565in" svg:width="1.24874in" svg:height="1.24874in" draw:id="id66" draw:style-name="a392">
            <svg:title/>
            <svg:desc/>
            <text:p text:style-name="a391" text:class-names="" text:cond-style-name=""><text:span text:style-name="a389" text:class-names="">Nettoyage</text:span><text:span text:style-name="a390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65526in" svg:height="0.5125in" draw:id="id67" draw:style-name="a393" draw:transform="translate(-0.32763in -0.25625in) rotate(-1.5708) translate(2.45271in 4.98087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3.21797in" svg:y="4.3565in" svg:width="1.24874in" svg:height="1.24874in" draw:id="id68" draw:style-name="a397">
            <svg:title/>
            <svg:desc/>
            <text:p text:style-name="a396" text:class-names="" text:cond-style-name=""><text:span text:style-name="a394" text:class-names="">Features</text:span><text:span text:style-name="a395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3.51471in" svg:y="3.4464in" svg:width="0.65526in" svg:height="0.5125in" draw:id="id69" draw:style-name="a39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3.21797in" svg:y="1.82907in" svg:width="1.24874in" svg:height="1.24874in" draw:id="id70" draw:style-name="a402">
            <svg:title/>
            <svg:desc/>
            <text:p text:style-name="a401" text:class-names="" text:cond-style-name=""><text:span text:style-name="a399" text:class-names="">Text processing</text:span><text:span text:style-name="a400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65526in" svg:height="0.5125in" draw:id="id71" draw:style-name="a403" draw:transform="translate(-0.32763in -0.25625in) rotate(-1.5708) translate(5.26097in 2.45344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6.02623in" svg:y="1.82907in" svg:width="1.24874in" svg:height="1.24874in" draw:id="id72" draw:style-name="a412">
            <svg:title/>
            <svg:desc/>
            <text:p text:style-name="a405" text:class-names="" text:cond-style-name=""><text:span text:style-name="a404" text:class-names="">Préprocessing</text:span></text:p>
            <text:p text:style-name="a407" text:class-names="" text:cond-style-name=""><text:span text:style-name="a406" text:class-names="">Du ML</text:span></text:p>
            <text:p text:style-name="a409" text:class-names="" text:cond-style-name=""><text:span text:style-name="a408" text:class-names="">pipeline</text:span></text:p>
            <text:p text:style-name="a411" text:class-names="" text:cond-style-name=""><text:span text:style-name="a410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65526in" svg:height="0.5125in" draw:id="id73" draw:style-name="a413" draw:transform="translate(-0.32763in -0.25625in) rotate(-3.14159) translate(6.6506in 3.73166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6.02623in" svg:y="4.3565in" svg:width="1.24874in" svg:height="1.24874in" draw:id="id74" draw:style-name="a417">
            <svg:title/>
            <svg:desc/>
            <text:p text:style-name="a416" text:class-names="" text:cond-style-name=""><text:span text:style-name="a414" text:class-names="">Paramètre d’optimisation</text:span><text:span text:style-name="a415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65526in" svg:height="0.5125in" draw:id="id75" draw:style-name="a418" draw:transform="translate(-0.32763in -0.25625in) rotate(-1.5708) translate(8.06924in 4.98087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8.8345in" svg:y="4.3565in" svg:width="1.24874in" svg:height="1.24874in" draw:id="id76" draw:style-name="a422">
            <svg:title/>
            <svg:desc/>
            <text:p text:style-name="a421" text:class-names="" text:cond-style-name=""><text:span text:style-name="a419" text:class-names="">Modèle ML</text:span><text:span text:style-name="a420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x="9.13124in" svg:y="3.4464in" svg:width="0.65526in" svg:height="0.5125in" draw:id="id77" draw:style-name="a423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8.8345in" svg:y="1.82907in" svg:width="1.24874in" svg:height="1.24874in" draw:id="id78" draw:style-name="a427">
            <svg:title/>
            <svg:desc/>
            <text:p text:style-name="a426" text:class-names="" text:cond-style-name=""><text:span text:style-name="a424" text:class-names="">Validation du modèle</text:span><text:span text:style-name="a425" text:class-names=""/></text:p>
            <draw:enhanced-geometry xmlns:dr3d="urn:oasis:names:tc:opendocument:xmlns:dr3d:1.0" draw:type="non-primitive" svg:viewBox="0 0 1141849 1141849" draw:enhanced-path="M 0 570925 C 0 255612 255612 0 570925 0 886238 0 1141850 255612 1141850 570925 1141850 886238 886238 1141850 570925 1141850 255612 1141850 0 886238 0 570925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41849"/>
              <draw:equation draw:name="f7" draw:formula="?f4 / 1141849"/>
              <draw:equation draw:name="f8" draw:formula="0 * ?f5 / 1141849"/>
              <draw:equation draw:name="f9" draw:formula="570925 * ?f4 / 1141849"/>
              <draw:equation draw:name="f10" draw:formula="570925 * ?f5 / 1141849"/>
              <draw:equation draw:name="f11" draw:formula="0 * ?f4 / 1141849"/>
              <draw:equation draw:name="f12" draw:formula="1141850 * ?f5 / 1141849"/>
              <draw:equation draw:name="f13" draw:formula="1141850 * ?f4 / 1141849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svg:width="0.65526in" svg:height="0.5125in" draw:id="id79" draw:style-name="a428" draw:transform="translate(-0.32763in -0.25625in) rotate(-1.5708) translate(10.72164in 2.45344in)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5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1.33104in" svg:y="1.51735in" svg:width="1.87218in" svg:height="1.87218in" draw:id="id80" draw:style-name="a432">
            <svg:title/>
            <svg:desc/>
            <text:p text:style-name="a431" text:class-names="" text:cond-style-name=""><text:span text:style-name="a429" text:class-names="">Evaluation du modèle</text:span><text:span text:style-name="a430" text:class-names=""/></text:p>
            <draw:enhanced-geometry xmlns:dr3d="urn:oasis:names:tc:opendocument:xmlns:dr3d:1.0" draw:type="non-primitive" svg:viewBox="0 0 1711917 1711917" draw:enhanced-path="M 0 855959 C 0 383226 383226 0 855959 0 1328692 0 1711918 383226 1711918 855959 1711918 1328692 1328692 1711918 855959 1711918 383226 1711918 0 1328692 0 855959 Z N" draw:text-areas="?f20 ?f22 ?f21 ?f23" draw:glue-points="?f14 ?f15 ?f16 ?f17 ?f18 ?f15 ?f16 ?f19 ?f14 ?f15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711917"/>
              <draw:equation draw:name="f7" draw:formula="?f4 / 1711917"/>
              <draw:equation draw:name="f8" draw:formula="0 * ?f5 / 1711917"/>
              <draw:equation draw:name="f9" draw:formula="855959 * ?f4 / 1711917"/>
              <draw:equation draw:name="f10" draw:formula="855959 * ?f5 / 1711917"/>
              <draw:equation draw:name="f11" draw:formula="0 * ?f4 / 1711917"/>
              <draw:equation draw:name="f12" draw:formula="1711918 * ?f5 / 1711917"/>
              <draw:equation draw:name="f13" draw:formula="1711918 * ?f4 / 1711917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Marceline Dubiez</meta:initial-creator>
    <dc:creator>Marceline Dubiez</dc:creator>
    <meta:creation-date>2022-02-06T15:40:02Z</meta:creation-date>
    <dc:date>2022-02-06T16:38:48Z</dc:date>
    <meta:editing-cycles>1</meta:editing-cycles>
    <meta:editing-duration>PT3525S</meta:editing-duration>
    <meta:document-statistic meta:paragraph-count="11" meta:word-count="21"/>
  </office:meta>
</office:document-meta>
</file>